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0.884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06pt solid #000000"/>
    </style:style>
    <style:style style:name="ce2" style:family="table-cell" style:parent-style-name="Default">
      <style:table-cell-properties fo:border-bottom="0.06pt solid #000000" fo:background-color="#99ff66" fo:border-left="0.06pt solid #000000" fo:border-right="none" fo:border-top="0.06pt solid #000000"/>
    </style:style>
    <style:style style:name="ce3" style:family="table-cell" style:parent-style-name="Default">
      <style:table-cell-properties fo:background-color="#99ff66" fo:border="0.06pt solid #000000"/>
    </style:style>
    <style:style style:name="ce5" style:family="table-cell" style:parent-style-name="Default">
      <style:table-cell-properties fo:background-color="#ff99ff" fo:border="0.06pt solid #000000"/>
    </style:style>
    <style:style style:name="ce6" style:family="table-cell" style:parent-style-name="Default">
      <style:table-cell-properties fo:background-color="#cfe7f5" fo:border="0.06pt solid #000000"/>
    </style:style>
    <style:style style:name="ce17" style:family="table-cell" style:parent-style-name="Default" style:data-style-name="N0">
      <style:table-cell-properties fo:background-color="#ff99ff" fo:border="0.06pt solid #000000"/>
    </style:style>
    <style:style style:name="ce18" style:family="table-cell" style:parent-style-name="Default" style:data-style-name="N0">
      <style:table-cell-properties fo:background-color="#ffffcc" fo:border="0.06pt solid #000000"/>
    </style:style>
    <style:style style:name="ce13" style:family="table-cell" style:parent-style-name="Default" style:data-style-name="N112">
      <style:table-cell-properties fo:background-color="#ffffcc" fo:border="0.06pt solid #000000"/>
    </style:style>
    <style:style style:name="ce19" style:family="table-cell" style:parent-style-name="Default" style:data-style-name="N0"/>
    <style:style style:name="ce15" style:family="table-cell" style:parent-style-name="Default" style:data-style-name="N112">
      <style:table-cell-properties fo:background-color="#ff99ff" fo:border="0.06pt solid #000000"/>
    </style:style>
    <style:style style:name="ce20" style:family="table-cell" style:parent-style-name="Default" style:data-style-name="N0">
      <style:table-cell-properties fo:background-color="#cfe7f5" fo:border="0.06pt solid #0000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9"/>
        <table:table-column table:style-name="co4" table:default-cell-style-name="Default"/>
        <table:table-column table:style-name="co8" table:default-cell-style-name="Default"/>
        <table:table-column table:style-name="co6" table:default-cell-style-name="ce19"/>
        <table:table-column table:style-name="co9" table:default-cell-style-name="ce19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l = </text:p>
          </table:table-cell>
          <table:table-cell table:style-name="ce5" office:value-type="string" calcext:value-type="string">
            <text:p>Frequenz / kHz</text:p>
          </table:table-cell>
          <table:table-cell table:style-name="ce17" office:value-type="float" office:value="3.663" calcext:value-type="float">
            <text:p>3.663</text:p>
          </table:table-cell>
          <table:table-cell/>
          <table:table-cell table:style-name="ce1" office:value-type="string" calcext:value-type="string">
            <text:p>l = </text:p>
          </table:table-cell>
          <table:table-cell table:style-name="ce5" office:value-type="string" calcext:value-type="string">
            <text:p>Frequenz / kHz</text:p>
          </table:table-cell>
          <table:table-cell table:style-name="ce15" office:value-type="float" office:value="4.95" calcext:value-type="float">
            <text:p>4.950</text:p>
          </table:table-cell>
          <table:table-cell/>
          <table:table-cell table:style-name="ce1" office:value-type="string" calcext:value-type="string">
            <text:p>l = </text:p>
          </table:table-cell>
          <table:table-cell table:style-name="ce17" office:value-type="string" calcext:value-type="string">
            <text:p>Frequenz / kHz</text:p>
          </table:table-cell>
          <table:table-cell table:style-name="ce15" office:value-type="float" office:value="6.19" calcext:value-type="float">
            <text:p>6.19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style-name="ce6" office:value-type="string" calcext:value-type="string">
            <text:p>Winkel Theta</text:p>
          </table:table-cell>
          <table:table-cell table:style-name="ce18" office:value-type="string" calcext:value-type="string">
            <text:p>Amplitude / V</text:p>
          </table:table-cell>
          <table:table-cell/>
          <table:table-cell table:style-name="ce2" office:value-type="string" calcext:value-type="string">
            <text:p>Alpha</text:p>
          </table:table-cell>
          <table:table-cell table:style-name="ce6" office:value-type="string" calcext:value-type="string">
            <text:p>Winkel Theta</text:p>
          </table:table-cell>
          <table:table-cell table:style-name="ce18" office:value-type="string" calcext:value-type="string">
            <text:p>Amplitude / V</text:p>
          </table:table-cell>
          <table:table-cell/>
          <table:table-cell table:style-name="ce2" office:value-type="string" calcext:value-type="string">
            <text:p>Alpha</text:p>
          </table:table-cell>
          <table:table-cell table:style-name="ce20" office:value-type="string" calcext:value-type="string">
            <text:p>Winkel Theta</text:p>
          </table:table-cell>
          <table:table-cell table:style-name="ce18" office:value-type="string" calcext:value-type="string">
            <text:p>Amplitude / V</text:p>
          </table:table-cell>
          <table:table-cell table:number-columns-repeated="2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table:formula="of:=360*ACOS((0.5*COS([.A3]*PI()/180)-0.5))/(2*PI())" office:value-type="float" office:value="180" calcext:value-type="float">
            <text:p>180</text:p>
          </table:table-cell>
          <table:table-cell table:style-name="ce18" office:value-type="float" office:value="0.373" calcext:value-type="float">
            <text:p>0.373</text:p>
          </table:table-cell>
          <table:table-cell/>
          <table:table-cell table:style-name="ce3" office:value-type="float" office:value="180" calcext:value-type="float">
            <text:p>180</text:p>
          </table:table-cell>
          <table:table-cell table:style-name="ce6" table:formula="of:=360*ACOS((0.5*COS([.E3]*PI()/180)-0.5))/(2*PI())" office:value-type="float" office:value="180" calcext:value-type="float">
            <text:p>180</text:p>
          </table:table-cell>
          <table:table-cell table:style-name="ce18" office:value-type="float" office:value="0.539" calcext:value-type="float">
            <text:p>0.539</text:p>
          </table:table-cell>
          <table:table-cell/>
          <table:table-cell table:style-name="ce3" office:value-type="float" office:value="180" calcext:value-type="float">
            <text:p>180</text:p>
          </table:table-cell>
          <table:table-cell table:style-name="ce20" table:formula="of:=360*ACOS((0.5*COS([.I3]*PI()/180)-0.5))/(2*PI())" office:value-type="float" office:value="180" calcext:value-type="float">
            <text:p>180</text:p>
          </table:table-cell>
          <table:table-cell table:style-name="ce18" office:value-type="float" office:value="-0.303" calcext:value-type="float">
            <text:p>-0.303</text:p>
          </table:table-cell>
          <table:table-cell table:number-columns-repeated="2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table:formula="of:=360*ACOS((0.5*COS([.A4]*PI()/180)-0.5))/(2*PI())" office:value-type="float" office:value="172.933425610738" calcext:value-type="float">
            <text:p>172.933425610738</text:p>
          </table:table-cell>
          <table:table-cell table:style-name="ce18" office:value-type="float" office:value="0.356" calcext:value-type="float">
            <text:p>0.356</text:p>
          </table:table-cell>
          <table:table-cell/>
          <table:table-cell table:style-name="ce3" office:value-type="float" office:value="170" calcext:value-type="float">
            <text:p>170</text:p>
          </table:table-cell>
          <table:table-cell table:style-name="ce6" table:formula="of:=360*ACOS((0.5*COS([.E4]*PI()/180)-0.5))/(2*PI())" office:value-type="float" office:value="172.933425610738" calcext:value-type="float">
            <text:p>172.933425610738</text:p>
          </table:table-cell>
          <table:table-cell table:style-name="ce18" office:value-type="float" office:value="0.528" calcext:value-type="float">
            <text:p>0.528</text:p>
          </table:table-cell>
          <table:table-cell/>
          <table:table-cell table:style-name="ce3" office:value-type="float" office:value="170" calcext:value-type="float">
            <text:p>170</text:p>
          </table:table-cell>
          <table:table-cell table:style-name="ce20" table:formula="of:=360*ACOS((0.5*COS([.I4]*PI()/180)-0.5))/(2*PI())" office:value-type="float" office:value="172.933425610738" calcext:value-type="float">
            <text:p>172.933425610738</text:p>
          </table:table-cell>
          <table:table-cell table:style-name="ce18" office:value-type="float" office:value="-0.279" calcext:value-type="float">
            <text:p>-0.279</text:p>
          </table:table-cell>
          <table:table-cell table:number-columns-repeated="2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table:formula="of:=360*ACOS((0.5*COS([.A5]*PI()/180)-0.5))/(2*PI())" office:value-type="float" office:value="165.893955739434" calcext:value-type="float">
            <text:p>165.893955739434</text:p>
          </table:table-cell>
          <table:table-cell table:style-name="ce18" office:value-type="float" office:value="0.331" calcext:value-type="float">
            <text:p>0.331</text:p>
          </table:table-cell>
          <table:table-cell/>
          <table:table-cell table:style-name="ce3" office:value-type="float" office:value="160" calcext:value-type="float">
            <text:p>160</text:p>
          </table:table-cell>
          <table:table-cell table:style-name="ce6" table:formula="of:=360*ACOS((0.5*COS([.E5]*PI()/180)-0.5))/(2*PI())" office:value-type="float" office:value="165.893955739434" calcext:value-type="float">
            <text:p>165.893955739434</text:p>
          </table:table-cell>
          <table:table-cell table:style-name="ce18" office:value-type="float" office:value="0.474" calcext:value-type="float">
            <text:p>0.474</text:p>
          </table:table-cell>
          <table:table-cell/>
          <table:table-cell table:style-name="ce3" office:value-type="float" office:value="160" calcext:value-type="float">
            <text:p>160</text:p>
          </table:table-cell>
          <table:table-cell table:style-name="ce20" table:formula="of:=360*ACOS((0.5*COS([.I5]*PI()/180)-0.5))/(2*PI())" office:value-type="float" office:value="165.893955739434" calcext:value-type="float">
            <text:p>165.893955739434</text:p>
          </table:table-cell>
          <table:table-cell table:style-name="ce18" office:value-type="float" office:value="-0.211" calcext:value-type="float">
            <text:p>-0.211</text:p>
          </table:table-cell>
          <table:table-cell table:number-columns-repeated="2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table:formula="of:=360*ACOS((0.5*COS([.A6]*PI()/180)-0.5))/(2*PI())" office:value-type="float" office:value="158.909418821001" calcext:value-type="float">
            <text:p>158.909418821001</text:p>
          </table:table-cell>
          <table:table-cell table:style-name="ce13" office:value-type="float" office:value="0.295" calcext:value-type="float">
            <text:p>0.295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style-name="ce6" table:formula="of:=360*ACOS((0.5*COS([.E6]*PI()/180)-0.5))/(2*PI())" office:value-type="float" office:value="158.909418821001" calcext:value-type="float">
            <text:p>158.909418821001</text:p>
          </table:table-cell>
          <table:table-cell table:style-name="ce18" office:value-type="float" office:value="0.375" calcext:value-type="float">
            <text:p>0.375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style-name="ce20" table:formula="of:=360*ACOS((0.5*COS([.I6]*PI()/180)-0.5))/(2*PI())" office:value-type="float" office:value="158.909418821001" calcext:value-type="float">
            <text:p>158.909418821001</text:p>
          </table:table-cell>
          <table:table-cell table:style-name="ce18" office:value-type="float" office:value="-0.103" calcext:value-type="float">
            <text:p>-0.103</text:p>
          </table:table-cell>
          <table:table-cell table:number-columns-repeated="2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table:formula="of:=360*ACOS((0.5*COS([.A7]*PI()/180)-0.5))/(2*PI())" office:value-type="float" office:value="152.009109282217" calcext:value-type="float">
            <text:p>152.009109282217</text:p>
          </table:table-cell>
          <table:table-cell table:style-name="ce18" office:value-type="float" office:value="0.243" calcext:value-type="float">
            <text:p>0.243</text:p>
          </table:table-cell>
          <table:table-cell/>
          <table:table-cell table:style-name="ce3" office:value-type="float" office:value="140" calcext:value-type="float">
            <text:p>140</text:p>
          </table:table-cell>
          <table:table-cell table:style-name="ce6" table:formula="of:=360*ACOS((0.5*COS([.E7]*PI()/180)-0.5))/(2*PI())" office:value-type="float" office:value="152.009109282217" calcext:value-type="float">
            <text:p>152.009109282217</text:p>
          </table:table-cell>
          <table:table-cell table:style-name="ce18" office:value-type="float" office:value="0.244" calcext:value-type="float">
            <text:p>0.244</text:p>
          </table:table-cell>
          <table:table-cell/>
          <table:table-cell table:style-name="ce3" office:value-type="float" office:value="140" calcext:value-type="float">
            <text:p>140</text:p>
          </table:table-cell>
          <table:table-cell table:style-name="ce20" table:formula="of:=360*ACOS((0.5*COS([.I7]*PI()/180)-0.5))/(2*PI())" office:value-type="float" office:value="152.009109282217" calcext:value-type="float">
            <text:p>152.009109282217</text:p>
          </table:table-cell>
          <table:table-cell table:style-name="ce18" office:value-type="float" office:value="0.011" calcext:value-type="float">
            <text:p>0.011</text:p>
          </table:table-cell>
          <table:table-cell table:number-columns-repeated="2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table:formula="of:=360*ACOS((0.5*COS([.A8]*PI()/180)-0.5))/(2*PI())" office:value-type="float" office:value="145.224563330281" calcext:value-type="float">
            <text:p>145.224563330281</text:p>
          </table:table-cell>
          <table:table-cell table:style-name="ce18" office:value-type="float" office:value="0.189" calcext:value-type="float">
            <text:p>0.189</text:p>
          </table:table-cell>
          <table:table-cell/>
          <table:table-cell table:style-name="ce3" office:value-type="float" office:value="130" calcext:value-type="float">
            <text:p>130</text:p>
          </table:table-cell>
          <table:table-cell table:style-name="ce6" table:formula="of:=360*ACOS((0.5*COS([.E8]*PI()/180)-0.5))/(2*PI())" office:value-type="float" office:value="145.224563330281" calcext:value-type="float">
            <text:p>145.224563330281</text:p>
          </table:table-cell>
          <table:table-cell table:style-name="ce13" office:value-type="float" office:value="0.091" calcext:value-type="float">
            <text:p>0.091</text:p>
          </table:table-cell>
          <table:table-cell/>
          <table:table-cell table:style-name="ce3" office:value-type="float" office:value="130" calcext:value-type="float">
            <text:p>130</text:p>
          </table:table-cell>
          <table:table-cell table:style-name="ce20" table:formula="of:=360*ACOS((0.5*COS([.I8]*PI()/180)-0.5))/(2*PI())" office:value-type="float" office:value="145.224563330281" calcext:value-type="float">
            <text:p>145.224563330281</text:p>
          </table:table-cell>
          <table:table-cell table:style-name="ce18" office:value-type="float" office:value="0.103" calcext:value-type="float">
            <text:p>0.103</text:p>
          </table:table-cell>
          <table:table-cell table:number-columns-repeated="2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table:formula="of:=360*ACOS((0.5*COS([.A9]*PI()/180)-0.5))/(2*PI())" office:value-type="float" office:value="138.590377890729" calcext:value-type="float">
            <text:p>138.590377890729</text:p>
          </table:table-cell>
          <table:table-cell table:style-name="ce18" office:value-type="float" office:value="0.138" calcext:value-type="float">
            <text:p>0.138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6" table:formula="of:=360*ACOS((0.5*COS([.E9]*PI()/180)-0.5))/(2*PI())" office:value-type="float" office:value="138.590377890729" calcext:value-type="float">
            <text:p>138.590377890729</text:p>
          </table:table-cell>
          <table:table-cell table:style-name="ce13" office:value-type="float" office:value="-0.052" calcext:value-type="float">
            <text:p>-0.052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20" table:formula="of:=360*ACOS((0.5*COS([.I9]*PI()/180)-0.5))/(2*PI())" office:value-type="float" office:value="138.590377890729" calcext:value-type="float">
            <text:p>138.590377890729</text:p>
          </table:table-cell>
          <table:table-cell table:style-name="ce18" office:value-type="float" office:value="0.169" calcext:value-type="float">
            <text:p>0.169</text:p>
          </table:table-cell>
          <table:table-cell table:number-columns-repeated="2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table:formula="of:=360*ACOS((0.5*COS([.A10]*PI()/180)-0.5))/(2*PI())" office:value-type="float" office:value="132.145070558482" calcext:value-type="float">
            <text:p>132.145070558482</text:p>
          </table:table-cell>
          <table:table-cell table:style-name="ce18" office:value-type="float" office:value="0.031" calcext:value-type="float">
            <text:p>0.031</text:p>
          </table:table-cell>
          <table:table-cell/>
          <table:table-cell table:style-name="ce3" office:value-type="float" office:value="110" calcext:value-type="float">
            <text:p>110</text:p>
          </table:table-cell>
          <table:table-cell table:style-name="ce6" table:formula="of:=360*ACOS((0.5*COS([.E10]*PI()/180)-0.5))/(2*PI())" office:value-type="float" office:value="132.145070558482" calcext:value-type="float">
            <text:p>132.145070558482</text:p>
          </table:table-cell>
          <table:table-cell table:style-name="ce18" office:value-type="float" office:value="-0.151" calcext:value-type="float">
            <text:p>-0.151</text:p>
          </table:table-cell>
          <table:table-cell/>
          <table:table-cell table:style-name="ce3" office:value-type="float" office:value="110" calcext:value-type="float">
            <text:p>110</text:p>
          </table:table-cell>
          <table:table-cell table:style-name="ce20" table:formula="of:=360*ACOS((0.5*COS([.I10]*PI()/180)-0.5))/(2*PI())" office:value-type="float" office:value="132.145070558482" calcext:value-type="float">
            <text:p>132.145070558482</text:p>
          </table:table-cell>
          <table:table-cell table:style-name="ce18" office:value-type="float" office:value="0.187" calcext:value-type="float">
            <text:p>0.187</text:p>
          </table:table-cell>
          <table:table-cell table:number-columns-repeated="2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table:formula="of:=360*ACOS((0.5*COS([.A11]*PI()/180)-0.5))/(2*PI())" office:value-type="float" office:value="125.93195832035" calcext:value-type="float">
            <text:p>125.93195832035</text:p>
          </table:table-cell>
          <table:table-cell table:style-name="ce18" office:value-type="float" office:value="0.031" calcext:value-type="float">
            <text:p>0.031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6" table:formula="of:=360*ACOS((0.5*COS([.E11]*PI()/180)-0.5))/(2*PI())" office:value-type="float" office:value="125.93195832035" calcext:value-type="float">
            <text:p>125.93195832035</text:p>
          </table:table-cell>
          <table:table-cell table:style-name="ce18" office:value-type="float" office:value="-0.225" calcext:value-type="float">
            <text:p>-0.225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20" table:formula="of:=360*ACOS((0.5*COS([.I11]*PI()/180)-0.5))/(2*PI())" office:value-type="float" office:value="125.93195832035" calcext:value-type="float">
            <text:p>125.93195832035</text:p>
          </table:table-cell>
          <table:table-cell table:style-name="ce18" office:value-type="float" office:value="0.169" calcext:value-type="float">
            <text:p>0.169</text:p>
          </table:table-cell>
          <table:table-cell table:number-columns-repeated="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table:formula="of:=360*ACOS((0.5*COS([.A12]*PI()/180)-0.5))/(2*PI())" office:value-type="float" office:value="120" calcext:value-type="float">
            <text:p>120</text:p>
          </table:table-cell>
          <table:table-cell table:style-name="ce18" office:value-type="float" office:value="0.042" calcext:value-type="float">
            <text:p>0.042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6" table:formula="of:=360*ACOS((0.5*COS([.E12]*PI()/180)-0.5))/(2*PI())" office:value-type="float" office:value="120" calcext:value-type="float">
            <text:p>120</text:p>
          </table:table-cell>
          <table:table-cell table:style-name="ce18" office:value-type="float" office:value="-0.259" calcext:value-type="float">
            <text:p>-0.259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20" table:formula="of:=360*ACOS((0.5*COS([.I12]*PI()/180)-0.5))/(2*PI())" office:value-type="float" office:value="120" calcext:value-type="float">
            <text:p>120</text:p>
          </table:table-cell>
          <table:table-cell table:style-name="ce18" office:value-type="float" office:value="0.117" calcext:value-type="float">
            <text:p>0.117</text:p>
          </table:table-cell>
          <table:table-cell table:number-columns-repeated="2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table:formula="of:=360*ACOS((0.5*COS([.A13]*PI()/180)-0.5))/(2*PI())" office:value-type="float" office:value="114.404497337886" calcext:value-type="float">
            <text:p>114.404497337886</text:p>
          </table:table-cell>
          <table:table-cell table:style-name="ce13" office:value-type="float" office:value="0.078" calcext:value-type="float">
            <text:p>0.078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6" table:formula="of:=360*ACOS((0.5*COS([.E13]*PI()/180)-0.5))/(2*PI())" office:value-type="float" office:value="114.404497337886" calcext:value-type="float">
            <text:p>114.404497337886</text:p>
          </table:table-cell>
          <table:table-cell table:style-name="ce18" office:value-type="float" office:value="-0.269" calcext:value-type="float">
            <text:p>-0.269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20" table:formula="of:=360*ACOS((0.5*COS([.I13]*PI()/180)-0.5))/(2*PI())" office:value-type="float" office:value="114.404497337886" calcext:value-type="float">
            <text:p>114.404497337886</text:p>
          </table:table-cell>
          <table:table-cell table:style-name="ce18" office:value-type="float" office:value="0.046" calcext:value-type="float">
            <text:p>0.046</text:p>
          </table:table-cell>
          <table:table-cell table:number-columns-repeated="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table:formula="of:=360*ACOS((0.5*COS([.A14]*PI()/180)-0.5))/(2*PI())" office:value-type="float" office:value="109.207479725344" calcext:value-type="float">
            <text:p>109.207479725344</text:p>
          </table:table-cell>
          <table:table-cell table:style-name="ce18" office:value-type="float" office:value="-0.128" calcext:value-type="float">
            <text:p>-0.128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table:style-name="ce6" table:formula="of:=360*ACOS((0.5*COS([.E14]*PI()/180)-0.5))/(2*PI())" office:value-type="float" office:value="109.207479725344" calcext:value-type="float">
            <text:p>109.207479725344</text:p>
          </table:table-cell>
          <table:table-cell table:style-name="ce18" office:value-type="float" office:value="-0.236" calcext:value-type="float">
            <text:p>-0.236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table:style-name="ce20" table:formula="of:=360*ACOS((0.5*COS([.I14]*PI()/180)-0.5))/(2*PI())" office:value-type="float" office:value="109.207479725344" calcext:value-type="float">
            <text:p>109.207479725344</text:p>
          </table:table-cell>
          <table:table-cell table:style-name="ce18" office:value-type="float" office:value="0.029" calcext:value-type="float">
            <text:p>0.029</text:p>
          </table:table-cell>
          <table:table-cell table:number-columns-repeated="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table:formula="of:=360*ACOS((0.5*COS([.A15]*PI()/180)-0.5))/(2*PI())" office:value-type="float" office:value="104.47751218593" calcext:value-type="float">
            <text:p>104.47751218593</text:p>
          </table:table-cell>
          <table:table-cell table:style-name="ce18" office:value-type="float" office:value="-0.105" calcext:value-type="float">
            <text:p>-0.105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table:style-name="ce6" table:formula="of:=360*ACOS((0.5*COS([.E15]*PI()/180)-0.5))/(2*PI())" office:value-type="float" office:value="104.47751218593" calcext:value-type="float">
            <text:p>104.47751218593</text:p>
          </table:table-cell>
          <table:table-cell table:style-name="ce18" office:value-type="float" office:value="-0.185" calcext:value-type="float">
            <text:p>-0.185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 table:style-name="ce20" table:formula="of:=360*ACOS((0.5*COS([.I15]*PI()/180)-0.5))/(2*PI())" office:value-type="float" office:value="104.47751218593" calcext:value-type="float">
            <text:p>104.47751218593</text:p>
          </table:table-cell>
          <table:table-cell table:style-name="ce18" office:value-type="float" office:value="-0.071" calcext:value-type="float">
            <text:p>-0.071</text:p>
          </table:table-cell>
          <table:table-cell table:number-columns-repeated="2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table:formula="of:=360*ACOS((0.5*COS([.A16]*PI()/180)-0.5))/(2*PI())" office:value-type="float" office:value="100.288585136763" calcext:value-type="float">
            <text:p>100.288585136763</text:p>
          </table:table-cell>
          <table:table-cell table:style-name="ce18" office:value-type="float" office:value="-0.182" calcext:value-type="float">
            <text:p>-0.182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6" table:formula="of:=360*ACOS((0.5*COS([.E16]*PI()/180)-0.5))/(2*PI())" office:value-type="float" office:value="100.288585136763" calcext:value-type="float">
            <text:p>100.288585136763</text:p>
          </table:table-cell>
          <table:table-cell table:style-name="ce18" office:value-type="float" office:value="-0.119" calcext:value-type="float">
            <text:p>-0.119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20" table:formula="of:=360*ACOS((0.5*COS([.I16]*PI()/180)-0.5))/(2*PI())" office:value-type="float" office:value="100.288585136763" calcext:value-type="float">
            <text:p>100.288585136763</text:p>
          </table:table-cell>
          <table:table-cell table:style-name="ce18" office:value-type="float" office:value="-0.091" calcext:value-type="float">
            <text:p>-0.091</text:p>
          </table:table-cell>
          <table:table-cell table:number-columns-repeated="2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table:formula="of:=360*ACOS((0.5*COS([.A17]*PI()/180)-0.5))/(2*PI())" office:value-type="float" office:value="96.7177134641804" calcext:value-type="float">
            <text:p>96.7177134641804</text:p>
          </table:table-cell>
          <table:table-cell table:style-name="ce18" office:value-type="float" office:value="-0.167" calcext:value-type="float">
            <text:p>-0.167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6" table:formula="of:=360*ACOS((0.5*COS([.E17]*PI()/180)-0.5))/(2*PI())" office:value-type="float" office:value="96.7177134641804" calcext:value-type="float">
            <text:p>96.7177134641804</text:p>
          </table:table-cell>
          <table:table-cell table:style-name="ce18" office:value-type="float" office:value="-0.055" calcext:value-type="float">
            <text:p>-0.055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20" table:formula="of:=360*ACOS((0.5*COS([.I17]*PI()/180)-0.5))/(2*PI())" office:value-type="float" office:value="96.7177134641804" calcext:value-type="float">
            <text:p>96.7177134641804</text:p>
          </table:table-cell>
          <table:table-cell table:style-name="ce18" office:value-type="float" office:value="-0.085" calcext:value-type="float">
            <text:p>-0.085</text:p>
          </table:table-cell>
          <table:table-cell table:number-columns-repeated="2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table:formula="of:=360*ACOS((0.5*COS([.A18]*PI()/180)-0.5))/(2*PI())" office:value-type="float" office:value="93.8409657162581" calcext:value-type="float">
            <text:p>93.8409657162581</text:p>
          </table:table-cell>
          <table:table-cell table:style-name="ce18" office:value-type="float" office:value="-0.189" calcext:value-type="float">
            <text:p>-0.189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6" table:formula="of:=360*ACOS((0.5*COS([.E18]*PI()/180)-0.5))/(2*PI())" office:value-type="float" office:value="93.8409657162581" calcext:value-type="float">
            <text:p>93.8409657162581</text:p>
          </table:table-cell>
          <table:table-cell table:style-name="ce18" office:value-type="float" office:value="-0.099" calcext:value-type="float">
            <text:p>-0.099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20" table:formula="of:=360*ACOS((0.5*COS([.I18]*PI()/180)-0.5))/(2*PI())" office:value-type="float" office:value="93.8409657162581" calcext:value-type="float">
            <text:p>93.8409657162581</text:p>
          </table:table-cell>
          <table:table-cell table:style-name="ce18" office:value-type="float" office:value="-0.065" calcext:value-type="float">
            <text:p>-0.065</text:p>
          </table:table-cell>
          <table:table-cell table:number-columns-repeated="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table:formula="of:=360*ACOS((0.5*COS([.A19]*PI()/180)-0.5))/(2*PI())" office:value-type="float" office:value="91.7279410723505" calcext:value-type="float">
            <text:p>91.7279410723505</text:p>
          </table:table-cell>
          <table:table-cell table:style-name="ce18" office:value-type="float" office:value="-0.202" calcext:value-type="float">
            <text:p>-0.202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6" table:formula="of:=360*ACOS((0.5*COS([.E19]*PI()/180)-0.5))/(2*PI())" office:value-type="float" office:value="91.7279410723505" calcext:value-type="float">
            <text:p>91.7279410723505</text:p>
          </table:table-cell>
          <table:table-cell table:style-name="ce18" office:value-type="float" office:value="-0.069" calcext:value-type="float">
            <text:p>-0.069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20" table:formula="of:=360*ACOS((0.5*COS([.I19]*PI()/180)-0.5))/(2*PI())" office:value-type="float" office:value="91.7279410723505" calcext:value-type="float">
            <text:p>91.7279410723505</text:p>
          </table:table-cell>
          <table:table-cell table:style-name="ce13" office:value-type="float" office:value="-0.04" calcext:value-type="float">
            <text:p>-0.040</text:p>
          </table:table-cell>
          <table:table-cell table:number-columns-repeated="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table:formula="of:=360*ACOS((0.5*COS([.A20]*PI()/180)-0.5))/(2*PI())" office:value-type="float" office:value="90.4352300024699" calcext:value-type="float">
            <text:p>90.4352300024699</text:p>
          </table:table-cell>
          <table:table-cell table:style-name="ce18" office:value-type="float" office:value="-0.205" calcext:value-type="float">
            <text:p>-0.205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6" table:formula="of:=360*ACOS((0.5*COS([.E20]*PI()/180)-0.5))/(2*PI())" office:value-type="float" office:value="90.4352300024699" calcext:value-type="float">
            <text:p>90.4352300024699</text:p>
          </table:table-cell>
          <table:table-cell table:style-name="ce18" office:value-type="float" office:value="-0.099" calcext:value-type="float">
            <text:p>-0.099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20" table:formula="of:=360*ACOS((0.5*COS([.I20]*PI()/180)-0.5))/(2*PI())" office:value-type="float" office:value="90.4352300024699" calcext:value-type="float">
            <text:p>90.4352300024699</text:p>
          </table:table-cell>
          <table:table-cell table:style-name="ce13" office:value-type="float" office:value="-0.03" calcext:value-type="float">
            <text:p>-0.030</text:p>
          </table:table-cell>
          <table:table-cell table:number-columns-repeated="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formula="of:=360*ACOS((0.5*COS([.A21]*PI()/180)-0.5))/(2*PI())" office:value-type="float" office:value="90" calcext:value-type="float">
            <text:p>90</text:p>
          </table:table-cell>
          <table:table-cell table:style-name="ce13" office:value-type="float" office:value="-0.21" calcext:value-type="float">
            <text:p>-0.21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6" table:formula="of:=360*ACOS((0.5*COS([.E21]*PI()/180)-0.5))/(2*PI())" office:value-type="float" office:value="90" calcext:value-type="float">
            <text:p>90</text:p>
          </table:table-cell>
          <table:table-cell table:style-name="ce18" office:value-type="float" office:value="-0.112" calcext:value-type="float">
            <text:p>-0.11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0" table:formula="of:=360*ACOS((0.5*COS([.I21]*PI()/180)-0.5))/(2*PI())" office:value-type="float" office:value="90" calcext:value-type="float">
            <text:p>90</text:p>
          </table:table-cell>
          <table:table-cell table:style-name="ce18" office:value-type="float" office:value="0.032" calcext:value-type="float">
            <text:p>0.032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6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9"/>
          <table:table-cell table:style-name="ce6" office:value-type="string" calcext:value-type="string">
            <text:p>Winkel Theta</text:p>
          </table:table-cell>
          <table:table-cell table:style-name="ce17" office:value-type="float" office:value="3.663" calcext:value-type="float">
            <text:p>3.663</text:p>
          </table:table-cell>
          <table:table-cell table:style-name="ce15" office:value-type="float" office:value="4.95" calcext:value-type="float">
            <text:p>4.950</text:p>
          </table:table-cell>
          <table:table-cell table:style-name="ce15" office:value-type="float" office:value="6.19" calcext:value-type="float">
            <text:p>6.19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6" office:value-type="float" office:value="180" calcext:value-type="float">
            <text:p>180</text:p>
          </table:table-cell>
          <table:table-cell table:style-name="ce18" office:value-type="float" office:value="0.373" calcext:value-type="float">
            <text:p>0.373</text:p>
          </table:table-cell>
          <table:table-cell table:style-name="ce18" office:value-type="float" office:value="0.539" calcext:value-type="float">
            <text:p>0.539</text:p>
          </table:table-cell>
          <table:table-cell table:style-name="ce18" office:value-type="float" office:value="-0.303" calcext:value-type="float">
            <text:p>-0.30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6" office:value-type="float" office:value="172.933425610738" calcext:value-type="float">
            <text:p>172.933425610738</text:p>
          </table:table-cell>
          <table:table-cell table:style-name="ce18" office:value-type="float" office:value="0.356" calcext:value-type="float">
            <text:p>0.356</text:p>
          </table:table-cell>
          <table:table-cell table:style-name="ce18" office:value-type="float" office:value="0.528" calcext:value-type="float">
            <text:p>0.528</text:p>
          </table:table-cell>
          <table:table-cell table:style-name="ce18" office:value-type="float" office:value="-0.279" calcext:value-type="float">
            <text:p>-0.27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6" office:value-type="float" office:value="165.893955739434" calcext:value-type="float">
            <text:p>165.893955739434</text:p>
          </table:table-cell>
          <table:table-cell table:style-name="ce18" office:value-type="float" office:value="0.331" calcext:value-type="float">
            <text:p>0.331</text:p>
          </table:table-cell>
          <table:table-cell table:style-name="ce18" office:value-type="float" office:value="0.474" calcext:value-type="float">
            <text:p>0.474</text:p>
          </table:table-cell>
          <table:table-cell table:style-name="ce18" office:value-type="float" office:value="-0.211" calcext:value-type="float">
            <text:p>-0.21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6" office:value-type="float" office:value="158.909418821001" calcext:value-type="float">
            <text:p>158.909418821001</text:p>
          </table:table-cell>
          <table:table-cell table:style-name="ce13" office:value-type="float" office:value="0.295" calcext:value-type="float">
            <text:p>0.295</text:p>
          </table:table-cell>
          <table:table-cell table:style-name="ce18" office:value-type="float" office:value="0.375" calcext:value-type="float">
            <text:p>0.375</text:p>
          </table:table-cell>
          <table:table-cell table:style-name="ce18" office:value-type="float" office:value="-0.103" calcext:value-type="float">
            <text:p>-0.10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6" office:value-type="float" office:value="152.009109282217" calcext:value-type="float">
            <text:p>152.009109282217</text:p>
          </table:table-cell>
          <table:table-cell table:style-name="ce18" office:value-type="float" office:value="0.243" calcext:value-type="float">
            <text:p>0.243</text:p>
          </table:table-cell>
          <table:table-cell table:style-name="ce18" office:value-type="float" office:value="0.244" calcext:value-type="float">
            <text:p>0.244</text:p>
          </table:table-cell>
          <table:table-cell table:style-name="ce18" office:value-type="float" office:value="0.011" calcext:value-type="float">
            <text:p>0.01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6" office:value-type="float" office:value="145.224563330281" calcext:value-type="float">
            <text:p>145.224563330281</text:p>
          </table:table-cell>
          <table:table-cell table:style-name="ce18" office:value-type="float" office:value="0.189" calcext:value-type="float">
            <text:p>0.189</text:p>
          </table:table-cell>
          <table:table-cell table:style-name="ce13" office:value-type="float" office:value="0.091" calcext:value-type="float">
            <text:p>0.091</text:p>
          </table:table-cell>
          <table:table-cell table:style-name="ce18" office:value-type="float" office:value="0.103" calcext:value-type="float">
            <text:p>0.10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6" office:value-type="float" office:value="138.590377890729" calcext:value-type="float">
            <text:p>138.590377890729</text:p>
          </table:table-cell>
          <table:table-cell table:style-name="ce18" office:value-type="float" office:value="0.138" calcext:value-type="float">
            <text:p>0.138</text:p>
          </table:table-cell>
          <table:table-cell table:style-name="ce13" office:value-type="float" office:value="-0.052" calcext:value-type="float">
            <text:p>-0.052</text:p>
          </table:table-cell>
          <table:table-cell table:style-name="ce18" office:value-type="float" office:value="0.169" calcext:value-type="float">
            <text:p>0.16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6" office:value-type="float" office:value="132.145070558482" calcext:value-type="float">
            <text:p>132.145070558482</text:p>
          </table:table-cell>
          <table:table-cell table:style-name="ce18" office:value-type="float" office:value="0.031" calcext:value-type="float">
            <text:p>0.031</text:p>
          </table:table-cell>
          <table:table-cell table:style-name="ce18" office:value-type="float" office:value="-0.151" calcext:value-type="float">
            <text:p>-0.151</text:p>
          </table:table-cell>
          <table:table-cell table:style-name="ce18" office:value-type="float" office:value="0.187" calcext:value-type="float">
            <text:p>0.18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6" office:value-type="float" office:value="125.93195832035" calcext:value-type="float">
            <text:p>125.93195832035</text:p>
          </table:table-cell>
          <table:table-cell table:style-name="ce18" office:value-type="float" office:value="0.031" calcext:value-type="float">
            <text:p>0.031</text:p>
          </table:table-cell>
          <table:table-cell table:style-name="ce18" office:value-type="float" office:value="-0.225" calcext:value-type="float">
            <text:p>-0.225</text:p>
          </table:table-cell>
          <table:table-cell table:style-name="ce18" office:value-type="float" office:value="0.169" calcext:value-type="float">
            <text:p>0.16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6" office:value-type="float" office:value="120" calcext:value-type="float">
            <text:p>120</text:p>
          </table:table-cell>
          <table:table-cell table:style-name="ce18" office:value-type="float" office:value="0.042" calcext:value-type="float">
            <text:p>0.042</text:p>
          </table:table-cell>
          <table:table-cell table:style-name="ce18" office:value-type="float" office:value="-0.259" calcext:value-type="float">
            <text:p>-0.259</text:p>
          </table:table-cell>
          <table:table-cell table:style-name="ce18" office:value-type="float" office:value="0.117" calcext:value-type="float">
            <text:p>0.11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6" office:value-type="float" office:value="114.404497337886" calcext:value-type="float">
            <text:p>114.404497337886</text:p>
          </table:table-cell>
          <table:table-cell table:style-name="ce13" office:value-type="float" office:value="0.078" calcext:value-type="float">
            <text:p>0.078</text:p>
          </table:table-cell>
          <table:table-cell table:style-name="ce18" office:value-type="float" office:value="-0.269" calcext:value-type="float">
            <text:p>-0.269</text:p>
          </table:table-cell>
          <table:table-cell table:style-name="ce18" office:value-type="float" office:value="0.046" calcext:value-type="float">
            <text:p>0.046</text:p>
          </table:table-cell>
        </table:table-row>
        <table:table-row table:style-name="ro1">
          <table:table-cell table:number-columns-repeated="9"/>
          <table:table-cell table:style-name="ce6" office:value-type="float" office:value="109.207479725344" calcext:value-type="float">
            <text:p>109.207479725344</text:p>
          </table:table-cell>
          <table:table-cell table:style-name="ce18" office:value-type="float" office:value="-0.128" calcext:value-type="float">
            <text:p>-0.128</text:p>
          </table:table-cell>
          <table:table-cell table:style-name="ce18" office:value-type="float" office:value="-0.236" calcext:value-type="float">
            <text:p>-0.236</text:p>
          </table:table-cell>
          <table:table-cell table:style-name="ce18" office:value-type="float" office:value="0.029" calcext:value-type="float">
            <text:p>0.029</text:p>
          </table:table-cell>
        </table:table-row>
        <table:table-row table:style-name="ro1">
          <table:table-cell table:number-columns-repeated="9"/>
          <table:table-cell table:style-name="ce6" office:value-type="float" office:value="104.47751218593" calcext:value-type="float">
            <text:p>104.47751218593</text:p>
          </table:table-cell>
          <table:table-cell table:style-name="ce18" office:value-type="float" office:value="-0.105" calcext:value-type="float">
            <text:p>-0.105</text:p>
          </table:table-cell>
          <table:table-cell table:style-name="ce18" office:value-type="float" office:value="-0.185" calcext:value-type="float">
            <text:p>-0.185</text:p>
          </table:table-cell>
          <table:table-cell table:style-name="ce18" office:value-type="float" office:value="-0.071" calcext:value-type="float">
            <text:p>-0.071</text:p>
          </table:table-cell>
        </table:table-row>
        <table:table-row table:style-name="ro1">
          <table:table-cell table:number-columns-repeated="9"/>
          <table:table-cell table:style-name="ce6" office:value-type="float" office:value="100.288585136763" calcext:value-type="float">
            <text:p>100.288585136763</text:p>
          </table:table-cell>
          <table:table-cell table:style-name="ce18" office:value-type="float" office:value="-0.182" calcext:value-type="float">
            <text:p>-0.182</text:p>
          </table:table-cell>
          <table:table-cell table:style-name="ce18" office:value-type="float" office:value="-0.119" calcext:value-type="float">
            <text:p>-0.119</text:p>
          </table:table-cell>
          <table:table-cell table:style-name="ce18" office:value-type="float" office:value="-0.091" calcext:value-type="float">
            <text:p>-0.091</text:p>
          </table:table-cell>
        </table:table-row>
        <table:table-row table:style-name="ro1">
          <table:table-cell table:number-columns-repeated="9"/>
          <table:table-cell table:style-name="ce6" office:value-type="float" office:value="96.7177134641804" calcext:value-type="float">
            <text:p>96.7177134641804</text:p>
          </table:table-cell>
          <table:table-cell table:style-name="ce18" office:value-type="float" office:value="-0.167" calcext:value-type="float">
            <text:p>-0.167</text:p>
          </table:table-cell>
          <table:table-cell table:style-name="ce18" office:value-type="float" office:value="-0.055" calcext:value-type="float">
            <text:p>-0.055</text:p>
          </table:table-cell>
          <table:table-cell table:style-name="ce18" office:value-type="float" office:value="-0.085" calcext:value-type="float">
            <text:p>-0.085</text:p>
          </table:table-cell>
        </table:table-row>
        <table:table-row table:style-name="ro1">
          <table:table-cell table:number-columns-repeated="9"/>
          <table:table-cell table:style-name="ce6" office:value-type="float" office:value="93.8409657162581" calcext:value-type="float">
            <text:p>93.8409657162581</text:p>
          </table:table-cell>
          <table:table-cell table:style-name="ce18" office:value-type="float" office:value="-0.189" calcext:value-type="float">
            <text:p>-0.189</text:p>
          </table:table-cell>
          <table:table-cell table:style-name="ce18" office:value-type="float" office:value="-0.099" calcext:value-type="float">
            <text:p>-0.099</text:p>
          </table:table-cell>
          <table:table-cell table:style-name="ce18" office:value-type="float" office:value="-0.065" calcext:value-type="float">
            <text:p>-0.065</text:p>
          </table:table-cell>
        </table:table-row>
        <table:table-row table:style-name="ro1">
          <table:table-cell table:number-columns-repeated="9"/>
          <table:table-cell table:style-name="ce6" office:value-type="float" office:value="91.7279410723505" calcext:value-type="float">
            <text:p>91.7279410723505</text:p>
          </table:table-cell>
          <table:table-cell table:style-name="ce18" office:value-type="float" office:value="-0.202" calcext:value-type="float">
            <text:p>-0.202</text:p>
          </table:table-cell>
          <table:table-cell table:style-name="ce18" office:value-type="float" office:value="-0.069" calcext:value-type="float">
            <text:p>-0.069</text:p>
          </table:table-cell>
          <table:table-cell table:style-name="ce13" office:value-type="float" office:value="-0.04" calcext:value-type="float">
            <text:p>-0.040</text:p>
          </table:table-cell>
        </table:table-row>
        <table:table-row table:style-name="ro1">
          <table:table-cell table:number-columns-repeated="9"/>
          <table:table-cell table:style-name="ce6" office:value-type="float" office:value="90.4352300024699" calcext:value-type="float">
            <text:p>90.4352300024699</text:p>
          </table:table-cell>
          <table:table-cell table:style-name="ce18" office:value-type="float" office:value="-0.205" calcext:value-type="float">
            <text:p>-0.205</text:p>
          </table:table-cell>
          <table:table-cell table:style-name="ce18" office:value-type="float" office:value="-0.099" calcext:value-type="float">
            <text:p>-0.099</text:p>
          </table:table-cell>
          <table:table-cell table:style-name="ce13" office:value-type="float" office:value="-0.03" calcext:value-type="float">
            <text:p>-0.030</text:p>
          </table:table-cell>
        </table:table-row>
        <table:table-row table:style-name="ro1">
          <table:table-cell table:number-columns-repeated="9"/>
          <table:table-cell table:style-name="ce6" office:value-type="float" office:value="90" calcext:value-type="float">
            <text:p>90</text:p>
          </table:table-cell>
          <table:table-cell table:style-name="ce13" office:value-type="float" office:value="-0.21" calcext:value-type="float">
            <text:p>-0.210</text:p>
          </table:table-cell>
          <table:table-cell table:style-name="ce18" office:value-type="float" office:value="-0.112" calcext:value-type="float">
            <text:p>-0.112</text:p>
          </table:table-cell>
          <table:table-cell table:style-name="ce18" office:value-type="float" office:value="0.032" calcext:value-type="float">
            <text:p>0.032</text:p>
          </table:table-cell>
        </table:table-row>
        <table:table-row table:style-name="ro1" table:number-rows-repeated="104852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Theta</text:p>
          </table:table-cell>
          <table:table-cell table:style-name="ce19" office:value-type="string" calcext:value-type="string">
            <text:p>theta rad</text:p>
          </table:table-cell>
          <table:table-cell office:value-type="string" calcext:value-type="string">
            <text:p>dtheta</text:p>
          </table:table-cell>
          <table:table-cell office:value-type="string" calcext:value-type="string">
            <text:p>dtheta deg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table:formula="of:=360*ACOS((0.5*COS([.A2]*PI()/180)-0.5))/(2*PI())" office:value-type="float" office:value="125.325249718217" calcext:value-type="float">
            <text:p>125.325249718217</text:p>
          </table:table-cell>
          <table:table-cell table:formula="of:=[.B2]*PI()/180" office:value-type="float" office:value="2.18733824346698" calcext:value-type="float">
            <text:p>2.18733824346698</text:p>
          </table:table-cell>
          <table:table-cell table:formula="of:=([.$B$10]*SIN([.C2]))/(SQRT(-COS([.C2])*COS([.C2])+2*COS([.C2])+3))" office:value-type="float" office:value="0.0115911735045195" calcext:value-type="float">
            <text:p>0.01159117350452</text:p>
          </table:table-cell>
          <table:table-cell table:style-name="ce19" table:formula="of:=[.D2]*180/PI()" office:value-type="float" office:value="0.664125321412832" calcext:value-type="float">
            <text:p>0.664125321412832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6" table:formula="of:=360*ACOS((0.5*COS([.A3]*PI()/180)-0.5))/(2*PI())" office:value-type="float" office:value="141.223641740402" calcext:value-type="float">
            <text:p>141.223641740402</text:p>
          </table:table-cell>
          <table:table-cell table:formula="of:=[.B3]*PI()/180" office:value-type="float" office:value="2.46481753002691" calcext:value-type="float">
            <text:p>2.46481753002691</text:p>
          </table:table-cell>
          <table:table-cell table:formula="of:=([.$B$10]*SIN([.C3]))/(SQRT(-COS([.C3])*COS([.C3])+2*COS([.C3])+3))" office:value-type="float" office:value="0.0119761000874934" calcext:value-type="float">
            <text:p>0.011976100087493</text:p>
          </table:table-cell>
          <table:table-cell table:style-name="ce19" table:formula="of:=[.D3]*180/PI()" office:value-type="float" office:value="0.686179990039626" calcext:value-type="float">
            <text:p>0.68617999003962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table:formula="of:=360*ACOS((0.5*COS([.A4]*PI()/180)-0.5))/(2*PI())" office:value-type="float" office:value="90.1090139353313" calcext:value-type="float">
            <text:p>90.1090139353313</text:p>
          </table:table-cell>
          <table:table-cell table:formula="of:=[.B4]*PI()/180" office:value-type="float" office:value="1.57269897889698" calcext:value-type="float">
            <text:p>1.57269897889698</text:p>
          </table:table-cell>
          <table:table-cell table:formula="of:=([.$B$10]*SIN([.C4]))/(SQRT(-COS([.C4])*COS([.C4])+2*COS([.C4])+3))" office:value-type="float" office:value="0.0100830478522404" calcext:value-type="float">
            <text:p>0.010083047852241</text:p>
          </table:table-cell>
          <table:table-cell table:style-name="ce19" table:formula="of:=[.D4]*180/PI()" office:value-type="float" office:value="0.577716086561825" calcext:value-type="float">
            <text:p>0.57771608656182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" table:formula="of:=360*ACOS((0.5*COS([.A5]*PI()/180)-0.5))/(2*PI())" office:value-type="float" office:value="110.21180180589" calcext:value-type="float">
            <text:p>110.21180180589</text:p>
          </table:table-cell>
          <table:table-cell table:formula="of:=[.B5]*PI()/180" office:value-type="float" office:value="1.92355881606821" calcext:value-type="float">
            <text:p>1.92355881606821</text:p>
          </table:table-cell>
          <table:table-cell table:formula="of:=([.$B$10]*SIN([.C5]))/(SQRT(-COS([.C5])*COS([.C5])+2*COS([.C5])+3))" office:value-type="float" office:value="0.0110684773763582" calcext:value-type="float">
            <text:p>0.011068477376358</text:p>
          </table:table-cell>
          <table:table-cell table:style-name="ce19" table:formula="of:=[.D5]*180/PI()" office:value-type="float" office:value="0.634177039301359" calcext:value-type="float">
            <text:p>0.63417703930135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" table:formula="of:=360*ACOS((0.5*COS([.A6]*PI()/180)-0.5))/(2*PI())" office:value-type="float" office:value="152.694472442705" calcext:value-type="float">
            <text:p>152.694472442705</text:p>
          </table:table-cell>
          <table:table-cell table:formula="of:=[.B6]*PI()/180" office:value-type="float" office:value="2.66502129372094" calcext:value-type="float">
            <text:p>2.66502129372094</text:p>
          </table:table-cell>
          <table:table-cell table:formula="of:=([.$B$10]*SIN([.C6]))/(SQRT(-COS([.C6])*COS([.C6])+2*COS([.C6])+3))" office:value-type="float" office:value="0.0121632358095272" calcext:value-type="float">
            <text:p>0.012163235809527</text:p>
          </table:table-cell>
          <table:table-cell table:style-name="ce19" table:formula="of:=[.D6]*180/PI()" office:value-type="float" office:value="0.696902077108298" calcext:value-type="float">
            <text:p>0.696902077108298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dalpha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dalpha rad</text:p>
          </table:table-cell>
          <table:table-cell table:formula="of:=[.B9]*PI()/180" office:value-type="float" office:value="0.0174532925199433" calcext:value-type="float">
            <text:p>0.017453292519943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heta</text:p>
          </table:table-cell>
          <table:table-cell office:value-type="float" office:value="125.325249718217" calcext:value-type="float">
            <text:p>125.325249718217</text:p>
          </table:table-cell>
          <table:table-cell office:value-type="float" office:value="141.223641740402" calcext:value-type="float">
            <text:p>141.223641740402</text:p>
          </table:table-cell>
          <table:table-cell office:value-type="float" office:value="90.1090139353313" calcext:value-type="float">
            <text:p>90.1090139353313</text:p>
          </table:table-cell>
          <table:table-cell office:value-type="float" office:value="110.21180180589" calcext:value-type="float">
            <text:p>110.21180180589</text:p>
          </table:table-cell>
          <table:table-cell office:value-type="float" office:value="152.694472442705" calcext:value-type="float">
            <text:p>152.694472442705</text:p>
          </table:table-cell>
        </table:table-row>
        <table:table-row table:style-name="ro1">
          <table:table-cell office:value-type="string" calcext:value-type="string">
            <text:p>dtheta deg</text:p>
          </table:table-cell>
          <table:table-cell office:value-type="float" office:value="0.664125321412832" calcext:value-type="float">
            <text:p>0.664125321412832</text:p>
          </table:table-cell>
          <table:table-cell office:value-type="float" office:value="0.686179990039626" calcext:value-type="float">
            <text:p>0.686179990039626</text:p>
          </table:table-cell>
          <table:table-cell office:value-type="float" office:value="0.577716086561825" calcext:value-type="float">
            <text:p>0.577716086561825</text:p>
          </table:table-cell>
          <table:table-cell office:value-type="float" office:value="0.634177039301359" calcext:value-type="float">
            <text:p>0.634177039301359</text:p>
          </table:table-cell>
          <table:table-cell office:value-type="float" office:value="0.696902077108298" calcext:value-type="float">
            <text:p>0.696902077108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00-00-00</text:date>, <text:time style:data-style-name="N2" text:time-value="10:23:09.53316220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7-25T11:57:57.076000000</meta:creation-date>
    <meta:editing-duration>PT2H1M28S</meta:editing-duration>
    <meta:editing-cycles>20</meta:editing-cycles>
    <meta:generator>LibreOffice/7.1.4.2$Linux_X86_64 LibreOffice_project/10$Build-2</meta:generator>
    <dc:date>2021-08-25T12:42:00.062796028</dc:date>
    <dc:creator>Yudong Sun</dc:creator>
    <meta:document-statistic meta:table-count="2" meta:cell-count="315" meta:object-count="0"/>
  </office:meta>
</office:document-meta>
</file>